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 office:value-type="string">
            <text:p><text:a xlink:href="mailto:akshatdave@gmail.com">akshatdave@gmail.com</text:a>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n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/>
          <table:table-cell office:value-type="string">
            <text:p>Akshat Dave</text:p>
          </table:table-cell>
          <table:table-cell office:value-type="string">
            <text:p>a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CV.ott</text:p>
          </table:table-cell>
          <table:table-cell/>
          <table:table-cell office:value-type="string">
            <text:p>Benjamin Jur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/>
          <table:table-cell office:value-type="string">
            <text:p>John Donoghue</text:p>
          </table:table-cell>
          <table:table-cell office:value-type="string">
            <text:p>john.donoghue@ieee.org</text:p>
          </table:table-cell>
          <table:table-cell office:value-type="string">
            <text:p>PD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/>
          <table:table-cell office:value-type="string">
            <text:p>Amber Karl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/>
          <table:table-cell office:value-type="string">
            <text:p>Christel Robert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/>
          <table:table-cell office:value-type="string">
            <text:p>Dmitri Popov</text:p>
          </table:table-cell>
          <table:table-cell office:value-type="string">
            <text:p>dmpop@open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/>
          <table:table-cell office:value-type="string">
            <text:p>Jon Sharp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/>
          <table:table-cell office:value-type="string">
            <text:p>Steven Hammond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/>
          <table:table-cell office:value-type="string">
            <text:p>Claude Tremblay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/>
          <table:table-cell office:value-type="string">
            <text:p>Ronnie M. Faile Jr.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/>
          <table:table-cell office:value-type="string">
            <text:p>Mridul Kha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/>
          <table:table-cell office:value-type="string">
            <text:p>Sharon A. Koss-Morimoto</text:p>
          </table:table-cell>
          <table:table-cell office:value-type="string">
            <text:p>sharon_koss@accesstoledo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Origami_Paper_CD_Cover.otg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TC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ar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5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apefruit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6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Professional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7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book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8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quar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9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technology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30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cards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DVD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grades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CheckBookRegister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LAFBusiness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 table:number-rows-repeated="650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8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Konto.ots</text:p>
          </table:table-cell>
          <table:table-cell/>
          <table:table-cell office:value-type="string">
            <text:p>Christoph Schultz</text:p>
          </table:table-cell>
          <table:table-cell office:value-type="string">
            <text:p><text:a xlink:href="mailto:ic-schultz@gmx.de">ic-schultz@gmx.de</text:a>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/>
          <table:table-cell office:value-type="string">
            <text:p>Benjamin Busold</text:p>
          </table:table-cell>
          <table:table-cell office:value-type="string">
            <text:p><text:a xlink:href="mailto:benjamin@busold-online.org">benjamin@busold-onlin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<text:a xlink:href="mailto:bhs_buchhaltung@gmx.de">bhs_buchhaltung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/>
          <table:table-cell office:value-type="string">
            <text:p>Frank Großmann</text:p>
          </table:table-cell>
          <table:table-cell office:value-type="string">
            <text:p>Frank.Gross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3"/>
        </table:table-row>
        <table:table-row table:style-name="ro1">
          <table:table-cell office:value-type="string">
            <text:p>presnt</text:p>
          </table:table-cell>
          <table:table-cell office:value-type="string">
            <text:p>umweltschutz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office:value-type="string">
            <text:p>5gestalten GmbH</text:p>
          </table:table-cell>
          <table:table-cell/>
          <table:table-cell office:value-type="string">
            <text:p>info@5gestalt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/>
          <table:table-cell office:value-type="string">
            <text:p>Dennis Hille</text:p>
          </table:table-cell>
          <table:table-cell office:value-type="string">
            <text:p>totsuo.takatori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/>
          <table:table-cell office:value-type="string">
            <text:p>Arnold Pfaff</text:p>
          </table:table-cell>
          <table:table-cell office:value-type="string">
            <text:p>arnold.pfaff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inlay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a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labels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/>
          <table:table-cell office:value-type="string">
            <text:p>Carsten Ungewitter</text:p>
          </table:table-cell>
          <table:table-cell office:value-type="string">
            <text:p>openoffice@arbeitswais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/>
          <table:table-cell office:value-type="string">
            <text:p>Dominik Augustin</text:p>
          </table:table-cell>
          <table:table-cell office:value-type="string">
            <text:p>d0m1n1k@gmx.net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entwurf.ott</text:p>
          </table:table-cell>
          <table:table-cell/>
          <table:table-cell office:value-type="string">
            <text:p>Uwe Altman</text:p>
          </table:table-cell>
          <table:table-cell office:value-type="string">
            <text:p>uwe.altmann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/>
          <table:table-cell office:value-type="string">
            <text:p>Eric Hoch</text:p>
          </table:table-cell>
          <table:table-cell office:value-type="string">
            <text:p>eric_openoffice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harald.schilly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/>
          <table:table-cell office:value-type="string">
            <text:p>Andreas Mächtig</text:p>
          </table:table-cell>
          <table:table-cell office:value-type="string">
            <text:p>a.maechtig@niles-simmon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/>
          <table:table-cell office:value-type="string">
            <text:p>Stefan Schmidhuber</text:p>
          </table:table-cell>
          <table:table-cell office:value-type="string">
            <text:p>stefan.schmidhuber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style-name="Default"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3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/>
          <table:table-cell office:value-type="string">
            <text:p>Berthold Gerdes</text:p>
          </table:table-cell>
          <table:table-cell office:value-type="string">
            <text:p>berthold@bgerde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3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12_Blatt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mit_Geburtstag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OTOKALENDER_mit_Geburtstag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 table:number-rows-repeated="6518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OurGlob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mpladients_1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5</text:p>
          </table:table-cell>
          <table:table-cell table:number-columns-repeated="237"/>
          <table:table-cell table:style-name="Default" table:number-columns-repeated="1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mpladients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6</text:p>
          </table:table-cell>
          <table:table-cell table:number-columns-repeated="237"/>
          <table:table-cell table:style-name="Default" table:number-columns-repeated="1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mpladients_3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7</text:p>
          </table:table-cell>
          <table:table-cell table:number-columns-repeated="237"/>
          <table:table-cell table:style-name="Default" table:number-columns-repeated="1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mpladients_4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8</text:p>
          </table:table-cell>
          <table:table-cell table:number-columns-repeated="237"/>
          <table:table-cell table:style-name="Default" table:number-columns-repeated="1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mpladients_5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9</text:p>
          </table:table-cell>
          <table:table-cell table:number-columns-repeated="237"/>
          <table:table-cell table:style-name="Default" table:number-columns-repeated="12"/>
        </table:table-row>
        <table:table-row table:style-name="ro1" table:number-rows-repeated="6532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Italian" table:style-name="ta1" table:print="false"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VHS.odg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office:value-type="string">
            <text:p>http://www.ooextras.org/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t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table:style-name="Default"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KA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TR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Fin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Dutch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Pol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Brasil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Spa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Chi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Japa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Swedish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database-ranges>
        <table:database-range table:target-range-address="English.A1:English.J4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0">2008.02.20</text:date>, <text:time>11:52:32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7$Build-9272</meta:generator>
    <meta:creation-date>2007-04-25T07:50:52</meta:creation-date>
    <dc:creator>root</dc:creator>
    <dc:date>2008-02-20T11:52:32</dc:date>
    <meta:editing-cycles>213</meta:editing-cycles>
    <meta:editing-duration>PT21H7M1S</meta:editing-duration>
    <meta:user-defined meta:name="Info 1"/>
    <meta:user-defined meta:name="Info 2"/>
    <meta:user-defined meta:name="Info 3"/>
    <meta:user-defined meta:name="Info 4"/>
    <meta:document-statistic meta:table-count="15" meta:cell-count="9333"/>
  </office:meta>
</office:document-meta>
</file>